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7a0cb" draw:textarea-horizontal-align="justify" draw:textarea-vertical-align="middle" draw:auto-grow-height="false" fo:min-height="1.65cm" fo:min-width="4.55cm"/>
    </style:style>
    <style:style style:name="gr2" style:family="graphic" style:parent-style-name="standard">
      <style:graphic-properties draw:textarea-horizontal-align="justify" draw:textarea-vertical-align="middle" draw:auto-grow-height="false" fo:min-height="2.65cm" fo:min-width="6.2cm"/>
    </style:style>
    <style:style style:name="gr3" style:family="graphic" style:parent-style-name="standard">
      <style:graphic-properties draw:textarea-horizontal-align="justify" draw:textarea-vertical-align="middle" draw:auto-grow-height="false" fo:min-height="2.65cm" fo:min-width="7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9.3cm"/>
    </style:style>
    <style:style style:name="gr6" style:family="graphic" style:parent-style-name="standard">
      <style:graphic-properties draw:fill-color="#ccbe00" draw:textarea-horizontal-align="justify" draw:textarea-vertical-align="middle" draw:auto-grow-height="false" fo:min-height="1.164cm" fo:min-width="1.69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7a0cb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cbe0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color="#ce181e" fo:font-weight="bold" fo:background-color="#fff2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7d1d1" fo:font-weight="bold" fo:background-color="#000000" style:font-weight-asian="bold" style:font-weight-complex="bold"/>
    </style:style>
    <style:style style:name="T4" style:family="text">
      <style:text-properties fo:color="#ce181e" fo:font-weight="bold" fo:background-color="#fff2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2" draw:id="id2" draw:layer="layout" svg:width="10.1cm" svg:height="3.8cm" svg:x="8.15cm" svg:y="11.5cm">
          <text:p text:style-name="P1"><text:span text:style-name="T1">Decisão:</text:span></text:p>
          <text:p text:style-name="P1">contador &lt;= 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" draw:id="id1" draw:layer="layout" svg:width="6.7cm" svg:height="2.9cm" svg:x="9.85cm" svg:y="7.7cm">
          <text:p text:style-name="P1"><text:span text:style-name="T1">Sequência:</text:span></text:p>
          <text:p text:style-name="P3"><text:span text:style-name="T2">soma = 0</text:span></text:p>
          <text:p text:style-name="P3">contador = 0</text:p>
          <draw:enhanced-geometry svg:viewBox="0 0 21600 21600" draw:type="rectangle" draw:enhanced-path="M 0 0 L 21600 0 21600 21600 0 21600 0 0 Z N"/>
        </draw:custom-shape>
        <draw:g xml:id="id6" draw:id="id6">
          <draw:custom-shape draw:style-name="gr3" draw:text-style-name="P1" draw:layer="layout" svg:width="8.2cm" svg:height="2.9cm" svg:x="4.45cm" svg:y="16.5cm">
            <text:p text:style-name="P1"><text:span text:style-name="T1">Sequência:</text:span></text:p>
            <text:p text:style-name="P3">soma = soma + contador</text:p>
            <text:p text:style-name="P3">contador = contador + 1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4" draw:layer="layout" draw:type="line" svg:x1="13.2cm" svg:y1="10.6cm" svg:x2="13.2cm" svg:y2="11.5cm" draw:start-shape="id1" draw:start-glue-point="2" draw:end-shape="id2" draw:end-glue-point="4" svg:d="M13200 10600v900" svg:viewBox="0 0 1 901">
          <text:p/>
        </draw:connector>
        <draw:custom-shape draw:style-name="gr5" draw:text-style-name="P1" xml:id="id4" draw:id="id4" draw:layer="layout" svg:width="9.8cm" svg:height="2.5cm" svg:x="8.9cm" svg:y="20.7cm">
          <text:p text:style-name="P1"><text:span text:style-name="T1">Sequência:</text:span></text:p>
          <text:p text:style-name="P3">escreva(“A soma de 1 até 10 é”)</text:p>
          <text:p text:style-name="P3">escreva(soma) <text:s text:c="19"/><text:span text:style-name="T3"><text:s/>55 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.1cm" svg:height="2cm" svg:x="8.95cm" svg:y="4.8cm">
          <text:p text:style-name="P1"><text:span text:style-name="T1">Iní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5" draw:id="id5" draw:layer="layout" svg:width="3.1cm" svg:height="2cm" svg:x="12.25cm" svg:y="24.1cm">
          <text:p text:style-name="P1"><text:span text:style-name="T1">F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05cm" svg:y1="5.8cm" svg:x2="13.2cm" svg:y2="7.7cm" draw:start-shape="id3" draw:start-glue-point="10" draw:end-shape="id1" draw:end-glue-point="0" svg:d="M12050 5800l1150 1900" svg:viewBox="0 0 1151 1901">
          <text:p/>
        </draw:connector>
        <draw:connector draw:style-name="gr4" draw:text-style-name="P4" draw:layer="layout" draw:type="line" svg:x1="13.8cm" svg:y1="23.2cm" svg:x2="13.8cm" svg:y2="24.1cm" draw:start-shape="id4" draw:start-glue-point="2" draw:end-shape="id5" draw:end-glue-point="4" svg:d="M13800 23200v900" svg:viewBox="0 0 1 901">
          <text:p/>
        </draw:connector>
        <draw:connector draw:style-name="gr4" draw:text-style-name="P4" draw:layer="layout" draw:type="lines" draw:line-skew="0cm -3.749cm" svg:x1="4.45cm" svg:y1="17.95cm" svg:x2="8.15cm" svg:y2="13.4cm" draw:start-shape="id6" draw:start-glue-point="3" draw:end-shape="id2" draw:end-glue-point="5" svg:d="M4450 17950h-501l-49-4550h4250" svg:viewBox="0 0 4251 4551">
          <text:p/>
        </draw:connector>
        <draw:connector draw:style-name="gr7" draw:text-style-name="P6" draw:layer="layout" draw:type="lines" svg:x1="13.2cm" svg:y1="15.3cm" svg:x2="12.65cm" svg:y2="17.95cm" draw:start-shape="id2" draw:start-glue-point="6" draw:end-shape="id6" draw:end-glue-point="1" svg:d="M13200 15300v502l-49 2148h-501" svg:viewBox="0 0 551 2651">
          <text:p text:style-name="P1"><text:span text:style-name="T4">Verdadeiro</text:span></text:p>
        </draw:connector>
        <draw:connector draw:style-name="gr7" draw:text-style-name="P6" draw:layer="layout" draw:type="lines" draw:line-skew="-0.352cm -0.999cm" svg:x1="18.25cm" svg:y1="13.4cm" svg:x2="13.8cm" svg:y2="20.7cm" draw:start-shape="id2" draw:start-glue-point="7" draw:end-shape="id4" draw:end-glue-point="0" svg:d="M18250 13400h150l-4600 5800v1500" svg:viewBox="0 0 4601 7301">
          <text:p text:style-name="P1"><text:span text:style-name="T4">Fals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7d1d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5T17:00:36.756648906</meta:creation-date>
    <dc:date>2020-02-05T17:53:32.183535740</dc:date>
    <meta:editing-duration>PT12M</meta:editing-duration>
    <meta:editing-cycles>5</meta:editing-cycles>
    <meta:generator>LibreOffice/6.0.7.3$Linux_X86_64 LibreOffice_project/00m0$Build-3</meta:generator>
    <meta:document-statistic meta:object-count="13"/>
  </office:meta>
</office:document-meta>
</file>